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3">
          <table:table-cell office:value-type="string">
            <text:p>Backlog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Priority</text:p>
          </table:table-cell>
          <table:table-cell office:value-type="string">
            <text:p>Estimate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opret begge logs</text:p>
          </table:table-cell>
          <table:table-cell office:value-type="float" office:value="100">
            <text:p>100</text:p>
          </table:table-cell>
          <table:table-cell office:value-type="string">
            <text:p>0.5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Spørgsmål til kontaktperso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gennemgang af kode (overblik)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android tutorials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1" office:value-type="string">
            <text:p>System definatio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1" office:value-type="string">
            <text:p>Send mail til admin og server grupperne vedrørende billedhåndte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find nyt navn til digiPECS</text:p>
          </table:table-cell>
          <table:table-cell office:value-type="float" office:value="1">
            <text:p>1</text:p>
          </table:table-cell>
          <table:table-cell office:value-type="string">
            <text:p>kaffe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" office:value-type="string">
            <text:p>snakke med ulla vdr. Skinner i grupperum til tavler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1" office:value-type="string">
            <text:p>kigge på scheduler app</text:p>
          </table:table-cell>
          <table:table-cell table:style-name="Default" table:number-columns-repeated="2"/>
          <table:table-cell table:number-columns-repeated="3"/>
        </table:table-row>
        <table:table-row table:style-name="ro4" table:number-rows-repeated="22">
          <table:table-cell table:number-columns-repeated="10"/>
        </table:table-row>
        <table:table-row table:style-name="ro4" table:number-rows-repeated="2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5"/>
          <table:table-cell table:style-name="Default" table:number-columns-repeated="2"/>
          <table:table-cell/>
          <table:table-cell table:style-name="ce2" table:number-columns-repeated="2"/>
        </table:table-row>
        <table:table-row table:style-name="ro4" table:number-rows-repeated="9">
          <table:table-cell table:number-columns-repeated="5"/>
          <table:table-cell table:style-name="Default" table:number-columns-repeated="2"/>
          <table:table-cell table:style-name="ce1"/>
          <table:table-cell table:style-name="ce2" table:number-columns-repeated="2"/>
        </table:table-row>
        <table:table-row table:style-name="ro4" table:number-rows-repeated="6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4" table:number-rows-repeated="1048524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Ark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Ark1.A3:Ark1.AMJ10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-03-2012</text:date>, <text:time>15:50:0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m  Arnold Thomsen</meta:initial-creator>
    <meta:creation-date>2012-03-12T13:42:13.37</meta:creation-date>
    <dc:date>2012-03-13T15:50:08.37</dc:date>
    <dc:creator>Kim  Arnold Thomsen</dc:creator>
    <meta:editing-duration>PT8M39S</meta:editing-duration>
    <meta:editing-cycles>2</meta:editing-cycles>
    <meta:generator>OpenOffice.org/3.3$Win32 OpenOffice.org_project/330m20$Build-9567</meta:generator>
    <meta:document-statistic meta:table-count="3" meta:cell-count="29" meta:object-count="0"/>
  </office:meta>
</office:document-meta>
</file>